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30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1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4" style:family="table-cell" style:parent-style-name="Default" style:data-style-name="N49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5" style:family="table-cell" style:parent-style-name="Default" style:data-style-name="N49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default-cell-style-name="ce30"/>
        <table:table-column table:style-name="co2" table:default-cell-style-name="ce5"/>
        <table:table-column table:style-name="co2" table:number-columns-repeated="16378" table:default-cell-style-name="ce4"/>
        <table:table-column table:style-name="co2"/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7" office:value-type="date" office:date-value="2025-10-01" calcext:value-type="date">
            <text:p>10/01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urs/Week (full)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Hours/Week (a)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Hours/Week (b)</text:p>
          </table:table-cell>
          <table:table-cell table:formula="of:=[.B3]-[.B4]" office:value-type="float" office:value="22" calcext:value-type="float">
            <text:p>22</text:p>
          </table:table-cell>
          <table:table-cell table:number-columns-repeated="2"/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Days off (table)</text:p>
          </table:table-cell>
          <table:table-cell table:formula="of:=14" office:value-type="float" office:value="14" calcext:value-type="float">
            <text:p>14</text:p>
          </table:table-cell>
          <table:table-cell office:value-type="string" calcext:value-type="string">
            <text:p>(Dec)</text:p>
          </table:table-cell>
          <table:table-cell/>
          <table:table-cell table:style-name="ce24"/>
          <table:table-cell table:number-columns-repeated="16378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6378"/>
        </table:table-row>
        <table:table-row table:style-name="ro1">
          <table:table-cell table:style-name="ce2" office:value-type="string" calcext:value-type="string">
            <text:p>Courses</text:p>
          </table:table-cell>
          <table:table-cell table:style-name="ce6" office:value-type="string" calcext:value-type="string">
            <text:p>Duration (w)</text:p>
          </table:table-cell>
          <table:table-cell table:style-name="ce6" office:value-type="string" calcext:value-type="string">
            <text:p>Avg. h/w</text:p>
          </table:table-cell>
          <table:table-cell table:style-name="ce31" office:value-type="string" calcext:value-type="string">
            <text:p>End Date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"/>
          <table:table-cell table:style-name="ce6" table:number-columns-repeated="2"/>
          <table:table-cell table:style-name="ce31"/>
          <table:table-cell table:style-name="ce24"/>
          <table:table-cell table:number-columns-repeated="16378"/>
        </table:table-row>
        <table:table-row table:style-name="ro1">
          <table:table-cell table:style-name="ce2" office:value-type="string" calcext:value-type="string">
            <text:p>Pre-College Mathematics</text:p>
          </table:table-cell>
          <table:table-cell table:number-columns-repeated="3"/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date" office:date-value="2025-10-04" calcext:value-type="date">
            <text:p>2025-10-04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Pre-Algebr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25-10-09" calcext:value-type="date">
            <text:p>2025-10-09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Algebra 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date" office:date-value="2025-10-28" calcext:value-type="date">
            <text:p>2025-10-28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Geometry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date" office:date-value="2025-12-11" calcext:value-type="date">
            <text:p>2025-12-11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Algebra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D15]+([.B16]*[.C16]/[.$B$3]*7)+[.B6]" office:value-type="date" office:date-value="2026-02-06T13:20:00" calcext:value-type="date">
            <text:p>2026-02-06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Trigonomet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6]+([.B17]*[.C17]/[.$B$3]*7)" office:value-type="date" office:date-value="2026-03-06T13:20:00" calcext:value-type="date">
            <text:p>2026-03-06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Precalculu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D17]+([.B18]*[.C18]/[.$B$3]*7)" office:value-type="date" office:date-value="2026-04-21T01:20:00" calcext:value-type="date">
            <text:p>2026-04-21</text:p>
          </table:table-cell>
          <table:table-cell table:style-name="ce24"/>
          <table:table-cell table:number-columns-repeated="16378"/>
        </table:table-row>
        <table:table-row table:style-name="ro1">
          <table:table-cell table:number-columns-repeated="4"/>
          <table:table-cell table:style-name="ce24"/>
          <table:table-cell table:number-columns-repeated="16378"/>
        </table:table-row>
        <table:table-row table:style-name="ro1">
          <table:table-cell table:style-name="ce2" office:value-type="string" calcext:value-type="string">
            <text:p>Intro CS</text:p>
          </table:table-cell>
          <table:table-cell table:number-columns-repeated="3"/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Introduction to Computer Science and Programming using Pytho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8]+([.B21]*[.C21]/[.$B$3]*7)" office:value-type="date" office:date-value="2026-05-12T20:00:00" calcext:value-type="date">
            <text:p>2026-05-12</text:p>
          </table:table-cell>
          <table:table-cell table:style-name="ce24"/>
          <table:table-cell table:number-columns-repeated="16378"/>
        </table:table-row>
        <table:table-row table:style-name="ro1">
          <table:table-cell table:number-columns-repeated="4"/>
          <table:table-cell table:style-name="ce24"/>
          <table:table-cell table:number-columns-repeated="16378"/>
        </table:table-row>
        <table:table-row table:style-name="ro1">
          <table:table-cell table:style-name="ce2" office:value-type="string" calcext:value-type="string">
            <text:p>Core mat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lculus 1A: Differentiation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1]+([.B24]*[.C24]/[.$B$4]*7)" office:value-type="date" office:date-value="2026-07-03T20:00:00" calcext:value-type="date">
            <text:p>2026-07-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lculus 1B: Integrati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4]+([.B25]*[.C25]/[.$B$4]*7)" office:value-type="date" office:date-value="2026-08-24T20:00:00" calcext:value-type="date">
            <text:p>2026-08-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lculus 1C: Coordinate Systems &amp; Infinite Seri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25]+([.B26]*[.C26]/[.$B$4]*7)" office:value-type="date" office:date-value="2026-09-17T20:00:00" calcext:value-type="date">
            <text:p>2026-09-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thematics for Computer Science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6]+([.B27]*[.C27]/[.$B$4]*7)" office:value-type="date" office:date-value="2026-10-20T08:00:00" calcext:value-type="date">
            <text:p>2026-10-20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Core C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tematic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21]+([.B30]*[.C30]/[.$B$5]*7)" office:value-type="date" office:date-value="2026-06-19T01:27:16.36364" calcext:value-type="date">
            <text:p>2026-06-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ass-based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0]+([.B31]*[.C31]/[.$B$5]*7)" office:value-type="date" office:date-value="2026-07-22T03:38:10.90909" calcext:value-type="date">
            <text:p>2026-07-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1]+([.B32]*[.C32]/[.$B$5]*7)" office:value-type="date" office:date-value="2026-08-12T03:38:10.90909" calcext:value-type="date">
            <text:p>2026-08-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ect-Oriented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2]+([.B33]*[.C33]/[.$B$5]*7)" office:value-type="date" office:date-value="2026-09-14T05:49:05.45455" calcext:value-type="date">
            <text:p>2026-09-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ware Architectur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3]+([.B34]*[.C34]/[.$B$5]*7)" office:value-type="date" office:date-value="2026-09-19T08:00:00" calcext:value-type="date">
            <text:p>2026-09-19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CS Tool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Missing Semester of Your CS Educati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34]+([.B37]*[.C37]/[.$B$5]*7)" office:value-type="date" office:date-value="2026-09-26T23:16:21.81818" calcext:value-type="date">
            <text:p>2026-09-26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Core system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ild a Modern Computer from First Principles: From Nand to Tetri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37]+([.B40]*[.C40]/[.$B$5]*7)" office:value-type="date" office:date-value="2026-10-16T01:27:16.36364" calcext:value-type="date">
            <text:p>2026-10-1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ild a Modern Computer from First Principles: Nand to Tetris Part II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40]+([.B41]*[.C41]/[.$B$5]*7)" office:value-type="date" office:date-value="2026-11-13T16:43:38.18182" calcext:value-type="date">
            <text:p>2026-11-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perating Systems: Three Easy Piec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1]+([.B42]*[.C42]/[.$B$3]*7)" office:value-type="date" office:date-value="2026-11-30T19:23:38.18182" calcext:value-type="date">
            <text:p>2026-11-3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uter Networking: a Top-Down Approach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42]+([.B43]*[.C43]/[.$B$3]*7)" office:value-type="date" office:date-value="2026-12-13T06:03:38.18182" calcext:value-type="date">
            <text:p>2026-12-13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Core theor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gorithms: Design and Analysis, Part 1 (alternative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3]+([.B46]*[.C46]/[.$B$3]*7)" office:value-type="date" office:date-value="2026-12-22T14:03:38.18182" calcext:value-type="date">
            <text:p>2026-12-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gorithms: Design and Analysis, Part 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6]+([.B47]*[.C47]/[.$B$3]*7)" office:value-type="date" office:date-value="2026-12-31T22:03:38.18182" calcext:value-type="date">
            <text:p>2026-12-31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Core secur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ybersecurity Fundamenta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D47]+([.B50]*[.C50]/[.$B$3]*7)" office:value-type="date" office:date-value="2027-01-18T00:43:38.18182" calcext:value-type="date">
            <text:p>2027-01-1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inciples of Secure Codin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0]+([.B51]*[.C51]/[.$B$3]*7)" office:value-type="date" office:date-value="2027-01-21T03:23:38.18182" calcext:value-type="date">
            <text:p>2027-01-2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dentifying Security Vulnerabiliti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1]+([.B52]*[.C52]/[.$B$3]*7)" office:value-type="date" office:date-value="2027-01-24T06:03:38.18182" calcext:value-type="date">
            <text:p>2027-01-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dentifying Security Vulnerabilities in C/C++Programm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2]+([.B53]*[.C53]/[.$B$3]*7)" office:value-type="date" office:date-value="2027-01-28T03:23:38.18182" calcext:value-type="date">
            <text:p>2027-01-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xploiting and Securing Vulnerabilities in Java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3]+([.B54]*[.C54]/[.$B$3]*7)" office:value-type="date" office:date-value="2027-02-01T00:43:38.18182" calcext:value-type="date">
            <text:p>2027-02-01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AP Physics 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assical Mechanics (<text:a xlink:href="https://ocw.mit.edu/courses/8-01sc" xlink:type="simple">https://ocw.mit.edu/courses/8-01sc</text:a>-classical-mechanics-fall-2016/) (check for missing videos: https://www.youtube.com/playlist?list=PLFE3074A4CB751B2B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4]+([.B57]*[.C57]/[.$B$4]*7)" office:value-type="date" office:date-value="2027-03-03T00:43:38.18182" calcext:value-type="date">
            <text:p>2027-03-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C: Electromagnetism, IISER Bhopal (https://nptel.ac.in/courses/115106122) (check for missing videos: https://www.youtube.com/playlist?list=PLD07B2225BB40E582)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formula="of:=[.D57]+([.B58]*[.C58]/[.$B$4]*7)" office:value-type="date" office:date-value="2027-04-02T00:43:38.18182" calcext:value-type="date">
            <text:p>2027-04-02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21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ethics</text:p>
          </table:table-cell>
          <table:table-cell table:style-name="ce17" table:number-columns-repeated="2"/>
          <table:table-cell table:style-name="ce33"/>
          <table:table-cell table:number-columns-repeated="16379"/>
        </table:table-row>
        <table:table-row table:style-name="ro1">
          <table:table-cell table:style-name="ce12" office:value-type="string" calcext:value-type="string">
            <text:p>Ethics, Technology and Engineering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58]+([.B61]*[.C61]/[.$B$4]*7)" office:value-type="date" office:date-value="2027-04-11T00:43:38.18182" calcext:value-type="date">
            <text:p>2027-04-11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Introduction to Intellectual Property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61]+([.B62]*[.C62]/[.$B$4]*7)" office:value-type="date" office:date-value="2027-04-15T00:43:38.18182" calcext:value-type="date">
            <text:p>2027-04-15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Data Privacy Fundamentals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33" table:formula="of:=[.D62]+([.B63]*[.C63]/[.$B$4]*7)" office:value-type="date" office:date-value="2027-04-19T12:43:38.18182" calcext:value-type="date">
            <text:p>2027-04-19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21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appl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abases: Modeling and The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4]+([.B66]*[.C66]/[.$B$5]*7)" office:value-type="date" office:date-value="2027-02-07T09:27:16.36364" calcext:value-type="date">
            <text:p>2027-02-0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bases: Relational Databases and SQ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66]+([.B67]*[.C67]/[.$B$5]*7)" office:value-type="date" office:date-value="2027-02-13T18:10:54.54546" calcext:value-type="date">
            <text:p>2027-02-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bases: Semistructured Dat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67]+([.B68]*[.C68]/[.$B$5]*7)" office:value-type="date" office:date-value="2027-02-20T02:54:32.72727" calcext:value-type="date">
            <text:p>2027-02-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68]+([.B69]*[.C69]/[.$B$5]*7)" office:value-type="date" office:date-value="2027-03-23T14:54:32.72727" calcext:value-type="date">
            <text:p>2027-03-2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uter Graphic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69]+([.B70]*[.C70]/[.$B$5]*7)" office:value-type="date" office:date-value="2027-04-15T12:43:38.18182" calcext:value-type="date">
            <text:p>2027-04-1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ware Engineering: Introduction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D70]+([.B71]*[.C71]/[.$B$5]*7)" office:value-type="date" office:date-value="2027-05-02T17:05:27.27273" calcext:value-type="date">
            <text:p>2027-05-02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Advanced programm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allel Programm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71]+([.B74]*[.C74]/[.$B$3]*7)" office:value-type="date" office:date-value="2027-05-08T03:45:27.27273" calcext:value-type="date">
            <text:p>2027-05-0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iler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74]+([.B75]*[.C75]/[.$B$3]*7)" office:value-type="date" office:date-value="2027-05-20T09:45:27.27273" calcext:value-type="date">
            <text:p>2027-05-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troduction to Haskell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formula="of:=[.D75]+([.B76]*[.C76]/[.$B$3]*7)" office:value-type="date" office:date-value="2027-06-08T11:05:27.27273" calcext:value-type="date">
            <text:p>2027-06-0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arn Prolog Now! (alternative)*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formula="of:=[.D76]+([.B77]*[.C77]/[.$B$3]*7)" office:value-type="date" office:date-value="2027-06-24T19:05:27.27273" calcext:value-type="date">
            <text:p>2027-06-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ware Debuggin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77]+([.B78]*[.C78]/[.$B$3]*7)" office:value-type="date" office:date-value="2027-07-04T03:05:27.27273" calcext:value-type="date">
            <text:p>2027-07-0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ware 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4" table:formula="of:=[.D78]+([.B79]*[.C79]/[.$B$3]*7)" office:value-type="date" office:date-value="2027-07-08T19:05:27.27273" calcext:value-type="date">
            <text:p>2027-07-08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Advanced systems</text:p>
          </table:table-cell>
          <table:table-cell table:style-name="ce17" table:number-columns-repeated="2"/>
          <table:table-cell table:style-name="ce33"/>
          <table:table-cell table:number-columns-repeated="16379"/>
        </table:table-row>
        <table:table-row table:style-name="ro1">
          <table:table-cell table:style-name="ce12" office:value-type="string" calcext:value-type="string">
            <text:p>Computation Structures 1: Digital Circuits alternative 1 alternative 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9]+([.B82]*[.C82]/[.$B$3]*7)" office:value-type="date" office:date-value="2027-07-20T11:05:27.27273" calcext:value-type="date">
            <text:p>2027-07-20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Computation Structures 2: Computer Architecture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82]+([.B83]*[.C83]/[.$B$3]*7)" office:value-type="date" office:date-value="2027-08-01T03:05:27.27273" calcext:value-type="date">
            <text:p>2027-08-01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omputation Structures 3: Computer Organization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83]+([.B84]*[.C84]/[.$B$3]*7)" office:value-type="date" office:date-value="2027-08-12T19:05:27.27273" calcext:value-type="date">
            <text:p>2027-08-12</text:p>
          </table:table-cell>
          <table:table-cell table:number-columns-repeated="16379"/>
        </table:table-row>
        <table:table-row table:style-name="ro1">
          <table:table-cell table:style-name="ce12"/>
          <table:table-cell table:style-name="ce17" table:number-columns-repeated="2"/>
          <table:table-cell table:style-name="ce33"/>
          <table:table-cell table:number-columns-repeated="16379"/>
        </table:table-row>
        <table:table-row table:style-name="ro1">
          <table:table-cell table:style-name="ce2" office:value-type="string" calcext:value-type="string">
            <text:p>Advanced theory</text:p>
          </table:table-cell>
          <table:table-cell table:style-name="ce17" table:number-columns-repeated="2"/>
          <table:table-cell table:style-name="ce33"/>
          <table:table-cell table:number-columns-repeated="16379"/>
        </table:table-row>
        <table:table-row table:style-name="ro1">
          <table:table-cell office:value-type="string" calcext:value-type="string">
            <text:p>Theory of Computation 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84]+([.B87]*[.C87]/[.$B$3]*7)" office:value-type="date" office:date-value="2027-09-07T01:45:27.27273" calcext:value-type="date">
            <text:p>2027-09-0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utational Geometr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87]+([.B88]*[.C88]/[.$B$3]*7)" office:value-type="date" office:date-value="2027-10-01T23:05:27.27273" calcext:value-type="date">
            <text:p>2027-10-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ame Theo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8]+([.B89]*[.C89]/[.$B$3]*7)" office:value-type="date" office:date-value="2027-10-06T15:05:27.27273" calcext:value-type="date">
            <text:p>2027-10-06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Advanced Information Secur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b Security Fundamental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89]+([.B92]*[.C92]/[.$B$3]*7)" office:value-type="date" office:date-value="2027-10-11T11:45:27.27273" calcext:value-type="date">
            <text:p>2027-10-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curity Governance &amp; Compli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2]+([.B93]*[.C93]/[.$B$3]*7)" office:value-type="date" office:date-value="2027-10-13T05:45:27.27273" calcext:value-type="date">
            <text:p>2027-10-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gital Forensics Concept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3]+([.B94]*[.C94]/[.$B$3]*7)" office:value-type="date" office:date-value="2027-10-14T23:45:27.27273" calcext:value-type="date">
            <text:p>2027-10-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cure Software Development: Requirements, Design, and Reu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4]+([.B95]*[.C95]/[.$B$3]*7)" office:value-type="date" office:date-value="2027-10-17T17:05:27.27273" calcext:value-type="date">
            <text:p>2027-10-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cure Software Development: Implement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5]+([.B96]*[.C96]/[.$B$3]*7)" office:value-type="date" office:date-value="2027-10-20T10:25:27.27273" calcext:value-type="date">
            <text:p>2027-10-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cure Software Development: Verification and More Specialized Topic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6]+([.B97]*[.C97]/[.$B$3]*7)" office:value-type="date" office:date-value="2027-10-23T03:45:27.27273" calcext:value-type="date">
            <text:p>2027-10-23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Advanced mat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sence of Linear Algebra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0" calcext:value-type="float">
            <text:p>10</text:p>
          </table:table-cell>
          <table:table-cell table:formula="of:=[.D97]+([.B100]*[.C100]/[.$B$3]*7)" office:value-type="date" office:date-value="2027-11-19T09:05:27.27273" calcext:value-type="date">
            <text:p>2027-11-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near Algebr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00]+([.B101]*[.C101]/[.$B$3]*7)" office:value-type="date" office:date-value="2027-12-22T01:05:27.27273" calcext:value-type="date">
            <text:p>2027-12-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troduction to Numerical Method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01]+([.B102]*[.C102]/[.$B$3]*7)" office:value-type="date" office:date-value="2028-01-23T17:05:27.27273" calcext:value-type="date">
            <text:p>2028-01-2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troduction to Formal Logi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02]+([.B103]*[.C103]/[.$B$3]*7)" office:value-type="date" office:date-value="2028-02-04T09:05:27.27273" calcext:value-type="date">
            <text:p>2028-02-0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03]+([.B104]*[.C104]/[.$B$3]*7)" office:value-type="date" office:date-value="2028-02-27T17:05:27.27273" calcext:value-type="date">
            <text:p>2028-02-27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14" office:value-type="string" calcext:value-type="string">
            <text:p>Fundamentals of Physics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(Requirements : Single variable calculus, elementary vectors and complex numbers.)</text:p>
          </table:table-cell>
          <table:table-cell table:number-columns-repeated="16378"/>
        </table:table-row>
        <table:table-row table:style-name="ro2">
          <table:table-cell table:style-name="ce15" office:value-type="string" calcext:value-type="string">
            <text:p>Fundamentals of Physics 1 (<text:a xlink:href="https://oyc.yale.edu/physics/phys-200" xlink:type="simple">https://oyc.yale.edu/physics/phys-200</text:a>)</text:p>
          </table:table-cell>
          <table:table-cell table:style-name="ce21" office:value-type="float" office:value="13" calcext:value-type="float">
            <text:p>13</text:p>
          </table:table-cell>
          <table:table-cell table:style-name="ce22" office:value-type="float" office:value="5" calcext:value-type="float">
            <text:p>5</text:p>
          </table:table-cell>
          <table:table-cell table:formula="of:=[.D104]+([.B107]*[.C107]/[.$B$3]*7)" office:value-type="date" office:date-value="2028-03-11T08:25:27.27273" calcext:value-type="date">
            <text:p>2028-03-11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Fundamentals of Physcis 2 (<text:a xlink:href="https://oyc.yale.edu/physics/phys-201" xlink:type="simple">https://oyc.yale.edu/physics/phys-201</text:a>)</text:p>
          </table:table-cell>
          <table:table-cell table:style-name="ce21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formula="of:=[.D107]+([.B108]*[.C108]/[.$B$3]*7)" office:value-type="date" office:date-value="2028-03-24T23:05:27.27273" calcext:value-type="date">
            <text:p>2028-03-24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Final project</text:p>
          </table:table-cell>
          <table:table-cell table:number-columns-repeated="16382"/>
        </table:table-row>
        <table:table-row table:style-name="ro1">
          <table:table-cell table:style-name="ce15" office:value-type="string" calcext:value-type="string">
            <text:p>Fullstack Op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5" table:formula="of:=[.D79]+([.B111]*[.C111]/[.$B$3]*7)" office:value-type="date" office:date-value="2027-08-12T19:05:27.27273" calcext:value-type="date">
            <text:p>2027-08-12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Modern Robotic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D111]+([.B112]*[.C112]/[.$B$3]*7)" office:value-type="date" office:date-value="2027-09-02T00:25:27.27273" calcext:value-type="date">
            <text:p>2027-09-02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Data Min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2]+([.B113]*[.C113]/[.$B$3]*7)" office:value-type="date" office:date-value="2027-09-25T08:25:27.27273" calcext:value-type="date">
            <text:p>2027-09-25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Big Data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3]+([.B114]*[.C114]/[.$B$3]*7)" office:value-type="date" office:date-value="2027-10-18T16:25:27.27273" calcext:value-type="date">
            <text:p>2027-10-18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Internet of Things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114]+([.B115]*[.C115]/[.$B$3]*7)" office:value-type="date" office:date-value="2027-11-05T04:25:27.27273" calcext:value-type="date">
            <text:p>2027-11-05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Cloud Comput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5]+([.B116]*[.C116]/[.$B$3]*7)" office:value-type="date" office:date-value="2027-11-28T12:25:27.27273" calcext:value-type="date">
            <text:p>2027-11-28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Data Science (Specialization)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D116]+([.B117]*[.C117]/[.$B$3]*7)" office:value-type="date" office:date-value="2027-12-31T23:05:27.27273" calcext:value-type="date">
            <text:p>2027-12-31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Functional Programming in Scala (Specialization)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117]+([.B118]*[.C118]/[.$B$3]*7)" office:value-type="date" office:date-value="2028-01-29T03:45:27.27273" calcext:value-type="date">
            <text:p>2028-01-29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Game Design and Development with Unity 2020 (Specialization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3" table:formula="of:=[.D118]+([.B119]*[.C119]/[.$B$3]*7)" office:value-type="date" office:date-value="2028-02-03T23:45:27.27273" calcext:value-type="date">
            <text:p>2028-02-03</text:p>
          </table:table-cell>
          <table:table-cell table:number-columns-repeated="16379"/>
        </table:table-row>
        <table:table-row table:style-name="ro1" table:number-rows-repeated="1048456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07:48:10.3869329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9:32:31.319607835</meta:creation-date>
    <dc:date>2026-02-02T07:50:42.491985277</dc:date>
    <meta:editing-duration>PT3H8M40S</meta:editing-duration>
    <meta:editing-cycles>37</meta:editing-cycles>
    <meta:generator>LibreOffice/24.2.7.2$Linux_X86_64 LibreOffice_project/420$Build-2</meta:generator>
    <meta:document-statistic meta:table-count="1" meta:cell-count="330" meta:object-count="0"/>
  </office:meta>
</office:document-meta>
</file>